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14pt" officeooo:rsid="001610af" officeooo:paragraph-rsid="001610a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4pt" style:text-underline-style="solid" style:text-underline-width="auto" style:text-underline-color="font-color" officeooo:rsid="001610af" officeooo:paragraph-rsid="001610a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14pt" style:text-underline-style="none" fo:font-weight="bold" officeooo:rsid="001610af" officeooo:paragraph-rsid="001610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14pt" fo:font-weight="bold" officeooo:rsid="001610af" officeooo:paragraph-rsid="001610a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14pt" fo:font-weight="bold" officeooo:rsid="001610af" officeooo:paragraph-rsid="001610a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13pt" style:text-underline-style="none" officeooo:rsid="001610af" officeooo:paragraph-rsid="001610af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14pt" style:text-underline-style="none" fo:font-weight="bold" officeooo:rsid="001610af" officeooo:paragraph-rsid="001610a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14pt" style:text-underline-style="none" fo:font-weight="normal" officeooo:rsid="00173ce8" officeooo:paragraph-rsid="00173ce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13pt" style:text-underline-style="none" officeooo:rsid="00173ce8" officeooo:paragraph-rsid="00173ce8" style:font-size-asian="11.3500003814697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Courier 10 Pitch" fo:font-size="13pt" style:text-underline-style="none" officeooo:rsid="001610af" officeooo:paragraph-rsid="001610af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de projet 2i013 groupe 5</text:p>
      <text:p text:style-name="P5"/>
      <text:p text:style-name="P5"><text:tab/>Participants :</text:p>
      <text:p text:style-name="P1"><text:tab/>Luc Sterkers</text:p>
      <text:p text:style-name="P1"><text:tab/>Alexandre Try</text:p>
      <text:p text:style-name="P1"><text:tab/>Alexis ??</text:p>
      <text:p text:style-name="P1"><text:tab/>Cécile ??</text:p>
      <text:p text:style-name="P1"><text:tab/>Johann ??</text:p>
      <text:p text:style-name="P2"/>
      <text:p text:style-name="P3">Jeudi 24 Janvier TME 1</text:p>
      <text:p text:style-name="P6">Création du groupe.</text:p>
      <text:p text:style-name="P6">Bonne ambiance.</text:p>
      <text:p text:style-name="P6">Impossibilité d’accord commun sur le fond d’écran à appliquer au tréllo (Pas d’urgence immédiate sur la question).</text:p>
      <text:p text:style-name="P6">Mise en commun des premières idées.</text:p>
      <text:p text:style-name="P6">Pas de résultat visuel (autre que du code) à montrer au client.</text:p>
      <text:p text:style-name="P6">Ce n’est pas grave pour la semaine 1 mais sera nécessaire dés la semaine 2.</text:p>
      <text:p text:style-name="P6"/>
      <text:p text:style-name="P9"><text:tab/>Luc</text:p>
      <text:p text:style-name="P6"/>
      <text:p text:style-name="P3">Jeudi 31 Janvier TME 2</text:p>
      <text:p text:style-name="P8"/>
      <text:p text:style-name="P3"/>
      <text:p text:style-name="P3">Jeudi 07 Février TM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34:13.323693948</meta:creation-date>
    <dc:date>2019-02-03T16:06:58.752609069</dc:date>
    <meta:editing-duration>PT17M1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90" meta:character-count="500" meta:non-whitespace-character-count="420"/>
  </office:meta>
</office:document-meta>
</file>